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2160eb" officeooo:paragraph-rsid="002160eb"/>
    </style:style>
    <style:style style:name="P2" style:family="paragraph" style:parent-style-name="Standard">
      <style:paragraph-properties fo:line-height="150%" fo:text-align="justify" style:justify-single-word="false"/>
      <style:text-properties officeooo:rsid="002160eb" officeooo:paragraph-rsid="0043c5a6"/>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officeooo:paragraph-rsid="001a3f8d"/>
    </style:style>
    <style:style style:name="P6" style:family="paragraph" style:parent-style-name="Standard">
      <style:paragraph-properties fo:line-height="150%" fo:text-align="justify" style:justify-single-word="false"/>
      <style:text-properties officeooo:paragraph-rsid="0107d69c"/>
    </style:style>
    <style:style style:name="P7" style:family="paragraph" style:parent-style-name="Standard">
      <style:paragraph-properties fo:line-height="150%" fo:text-align="justify" style:justify-single-word="false"/>
      <style:text-properties officeooo:paragraph-rsid="012923fa"/>
    </style:style>
    <style:style style:name="P8" style:family="paragraph" style:parent-style-name="Standard">
      <style:paragraph-properties fo:line-height="150%" fo:text-align="justify" style:justify-single-word="false"/>
      <style:text-properties officeooo:paragraph-rsid="00f17cf8"/>
    </style:style>
    <style:style style:name="P9" style:family="paragraph" style:parent-style-name="Standard">
      <style:paragraph-properties fo:line-height="150%" fo:text-align="justify" style:justify-single-word="false"/>
      <style:text-properties officeooo:rsid="0039ec2c" officeooo:paragraph-rsid="00757e21"/>
    </style:style>
    <style:style style:name="P10" style:family="paragraph" style:parent-style-name="Standard">
      <style:paragraph-properties fo:line-height="150%" fo:text-align="justify" style:justify-single-word="false"/>
      <style:text-properties officeooo:rsid="0083f64d" officeooo:paragraph-rsid="0083f64d"/>
    </style:style>
    <style:style style:name="P11" style:family="paragraph" style:parent-style-name="Standard">
      <style:paragraph-properties fo:line-height="150%" fo:text-align="justify" style:justify-single-word="false"/>
      <style:text-properties officeooo:rsid="00a700de" officeooo:paragraph-rsid="00a700de"/>
    </style:style>
    <style:style style:name="P12" style:family="paragraph" style:parent-style-name="Standard">
      <style:paragraph-properties fo:line-height="150%" fo:text-align="justify" style:justify-single-word="false"/>
      <style:text-properties officeooo:rsid="00ccd292" officeooo:paragraph-rsid="00ee01a0"/>
    </style:style>
    <style:style style:name="P13" style:family="paragraph" style:parent-style-name="Standard">
      <style:paragraph-properties fo:line-height="150%"/>
      <style:text-properties officeooo:rsid="00ccd292" officeooo:paragraph-rsid="00ccd292"/>
    </style:style>
    <style:style style:name="P14" style:family="paragraph" style:parent-style-name="Standard">
      <style:paragraph-properties fo:line-height="150%" fo:text-align="justify" style:justify-single-word="false"/>
      <style:text-properties style:font-name="Calibri" fo:font-size="11pt" fo:font-style="normal" fo:font-weight="normal" officeooo:paragraph-rsid="00f17cf8" style:font-size-asian="11pt" style:font-style-asian="normal" style:font-weight-asian="normal"/>
    </style:style>
    <style:style style:name="P15" style:family="paragraph" style:parent-style-name="Standard">
      <style:paragraph-properties fo:line-height="150%"/>
      <style:text-properties style:font-name="Calibri" fo:font-size="11pt" officeooo:rsid="018fd12f" officeooo:paragraph-rsid="018fd12f"/>
    </style:style>
    <style:style style:name="P16" style:family="paragraph" style:parent-style-name="Standard">
      <style:paragraph-properties fo:line-height="150%"/>
      <style:text-properties style:font-name="Calibri" fo:font-size="11pt"/>
    </style:style>
    <style:style style:name="P17" style:family="paragraph" style:parent-style-name="Standard">
      <style:paragraph-properties fo:line-height="150%" fo:text-align="justify" style:justify-single-word="false"/>
      <style:text-properties officeooo:rsid="00fa00a2" officeooo:paragraph-rsid="00fa00a2"/>
    </style:style>
    <style:style style:name="P18" style:family="paragraph" style:parent-style-name="Standard">
      <style:paragraph-properties fo:line-height="150%" fo:text-align="justify" style:justify-single-word="false"/>
      <style:text-properties officeooo:rsid="00fa5390" officeooo:paragraph-rsid="00fa5390"/>
    </style:style>
    <style:style style:name="P19" style:family="paragraph" style:parent-style-name="Standard">
      <style:paragraph-properties fo:line-height="150%" fo:text-align="justify" style:justify-single-word="false"/>
      <style:text-properties officeooo:rsid="00ffaa17" officeooo:paragraph-rsid="00ffaa17"/>
    </style:style>
    <style:style style:name="P20" style:family="paragraph" style:parent-style-name="Standard">
      <style:paragraph-properties fo:line-height="150%" fo:text-align="justify" style:justify-single-word="false"/>
      <style:text-properties officeooo:rsid="0100b8ab" officeooo:paragraph-rsid="0100b8ab"/>
    </style:style>
    <style:style style:name="P21" style:family="paragraph" style:parent-style-name="Standard">
      <style:paragraph-properties fo:line-height="150%" fo:text-align="justify" style:justify-single-word="false"/>
      <style:text-properties officeooo:rsid="0100b8ab" officeooo:paragraph-rsid="011dff5a"/>
    </style:style>
    <style:style style:name="P22" style:family="paragraph" style:parent-style-name="Standard">
      <style:paragraph-properties fo:line-height="150%" fo:text-align="center" style:justify-single-word="false"/>
      <style:text-properties fo:font-size="16pt" fo:font-weight="bold" officeooo:rsid="0114ee10" officeooo:paragraph-rsid="0114ee10" style:font-size-asian="16pt" style:font-weight-asian="bold" style:font-size-complex="16pt"/>
    </style:style>
    <style:style style:name="P23" style:family="paragraph" style:parent-style-name="Standard">
      <style:paragraph-properties fo:line-height="150%" fo:text-align="justify" style:justify-single-word="false"/>
      <style:text-properties officeooo:rsid="0107d69c" officeooo:paragraph-rsid="0107d69c"/>
    </style:style>
    <style:style style:name="P24" style:family="paragraph" style:parent-style-name="Standard">
      <style:paragraph-properties fo:line-height="150%" fo:text-align="justify" style:justify-single-word="false"/>
      <style:text-properties officeooo:rsid="00ce2d4b" officeooo:paragraph-rsid="00ee01a0"/>
    </style:style>
    <style:style style:name="P25" style:family="paragraph" style:parent-style-name="Standard">
      <style:paragraph-properties fo:line-height="150%" fo:text-align="justify" style:justify-single-word="false"/>
      <style:text-properties officeooo:rsid="00ce2d4b" officeooo:paragraph-rsid="00ea95d9"/>
    </style:style>
    <style:style style:name="P26" style:family="paragraph" style:parent-style-name="Standard">
      <style:paragraph-properties fo:line-height="150%" fo:text-align="center" style:justify-single-word="false"/>
      <style:text-properties fo:font-weight="bold" officeooo:rsid="0028b015" officeooo:paragraph-rsid="0028b015" style:font-weight-asian="bold" style:font-weight-complex="bold"/>
    </style:style>
    <style:style style:name="P27" style:family="paragraph" style:parent-style-name="Figure">
      <style:paragraph-properties fo:text-align="center" style:justify-single-word="false"/>
      <style:text-properties fo:font-size="10pt" style:font-size-asian="10pt" style:font-size-complex="10pt"/>
    </style:style>
    <style:style style:name="P28" style:family="paragraph" style:parent-style-name="Figure">
      <style:text-properties officeooo:paragraph-rsid="018ed83e"/>
    </style:style>
    <style:style style:name="P29" style:family="paragraph" style:parent-style-name="Standard" style:master-page-name="Standard">
      <style:paragraph-properties fo:line-height="150%" fo:text-align="center" style:justify-single-word="false" style:page-number="auto"/>
      <style:text-properties fo:font-size="16pt" fo:font-weight="bold" style:font-size-asian="16pt" style:font-weight-asian="bold" style:font-size-complex="16pt"/>
    </style:style>
    <style:style style:name="P30" style:family="paragraph" style:parent-style-name="Standard" style:list-style-name="L1">
      <style:paragraph-properties fo:line-height="150%"/>
      <style:text-properties officeooo:paragraph-rsid="00f17cf8"/>
    </style:style>
    <style:style style:name="P31" style:family="paragraph" style:parent-style-name="Standard">
      <style:paragraph-properties fo:line-height="150%" fo:text-align="justify" style:justify-single-word="false"/>
      <style:text-properties officeooo:paragraph-rsid="019531f1"/>
    </style:style>
    <style:style style:name="P32" style:family="paragraph" style:parent-style-name="Standard">
      <style:paragraph-properties fo:line-height="150%" fo:text-align="justify" style:justify-single-word="false"/>
      <style:text-properties officeooo:paragraph-rsid="012923fa"/>
    </style:style>
    <style:style style:name="P33" style:family="paragraph" style:parent-style-name="Standard">
      <style:text-properties style:font-name="Calibri" fo:font-size="11pt"/>
    </style:style>
    <style:style style:name="P34" style:family="paragraph" style:parent-style-name="Standard" style:list-style-name="L1">
      <style:paragraph-properties fo:line-height="150%"/>
      <style:text-properties style:font-name="Calibri" fo:font-size="11pt" fo:font-style="normal" fo:font-weight="normal" officeooo:paragraph-rsid="00f17cf8" style:font-size-asian="11pt" style:font-style-asian="normal" style:font-weight-asian="normal"/>
    </style:style>
    <style:style style:name="P35" style:family="paragraph" style:parent-style-name="Standard">
      <style:paragraph-properties fo:line-height="150%"/>
      <style:text-properties style:font-name="Calibri" fo:font-size="11pt" officeooo:rsid="0192ba95" officeooo:paragraph-rsid="0192ba95"/>
    </style:style>
    <style:style style:name="P36" style:family="paragraph" style:parent-style-name="Standard">
      <style:paragraph-properties fo:line-height="150%"/>
      <style:text-properties style:font-name="Calibri" fo:font-size="11pt" officeooo:rsid="01971972" officeooo:paragraph-rsid="01971972"/>
    </style:style>
    <style:style style:name="P37" style:family="paragraph" style:parent-style-name="Standard">
      <style:paragraph-properties fo:line-height="150%"/>
      <style:text-properties style:font-name="Calibri" fo:font-size="11pt"/>
    </style:style>
    <style:style style:name="P38" style:family="paragraph" style:parent-style-name="Standard">
      <style:paragraph-properties fo:line-height="150%"/>
      <style:text-properties style:font-name="Calibri" fo:font-size="11pt" officeooo:rsid="01980a78" officeooo:paragraph-rsid="01980a78"/>
    </style:style>
    <style:style style:name="P39" style:family="paragraph" style:parent-style-name="Standard" style:list-style-name="L1">
      <style:paragraph-properties fo:line-height="150%" fo:text-align="justify" style:justify-single-word="false"/>
      <style:text-properties officeooo:rsid="0136a4e4" officeooo:paragraph-rsid="0136a4e4"/>
    </style:style>
    <style:style style:name="P40"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41" style:family="paragraph">
      <style:paragraph-properties fo:text-align="center"/>
    </style:style>
    <style:style style:name="P42" style:family="paragraph">
      <loext:graphic-properties draw:fill="none" draw:fill-color="#ffffff"/>
      <style:paragraph-properties fo:text-align="center"/>
    </style:style>
    <style:style style:name="T1" style:family="text">
      <style:text-properties style:text-position="0% 100%" officeooo:rsid="0039f252"/>
    </style:style>
    <style:style style:name="T2" style:family="text">
      <style:text-properties style:text-position="0% 100%" officeooo:rsid="00ce2d4b"/>
    </style:style>
    <style:style style:name="T3" style:family="text">
      <style:text-properties style:text-position="0% 100%" officeooo:rsid="013a5539"/>
    </style:style>
    <style:style style:name="T4" style:family="text">
      <style:text-properties fo:font-weight="bold" style:font-weight-asian="bold" style:font-weight-complex="bold"/>
    </style:style>
    <style:style style:name="T5" style:family="text">
      <style:text-properties fo:font-weight="bold" officeooo:rsid="00fc3c5d" style:font-weight-asian="bold" style:font-weight-complex="bold"/>
    </style:style>
    <style:style style:name="T6" style:family="text">
      <style:text-properties fo:font-weight="bold" officeooo:rsid="00fdf4e3" style:font-weight-asian="bold" style:font-weight-complex="bold"/>
    </style:style>
    <style:style style:name="T7" style:family="text">
      <style:text-properties officeooo:rsid="002161bf"/>
    </style:style>
    <style:style style:name="T8" style:family="text">
      <style:text-properties officeooo:rsid="0030711c"/>
    </style:style>
    <style:style style:name="T9" style:family="text">
      <style:text-properties officeooo:rsid="00373a6e"/>
    </style:style>
    <style:style style:name="T10" style:family="text">
      <style:text-properties officeooo:rsid="0039f252"/>
    </style:style>
    <style:style style:name="T11" style:family="text">
      <style:text-properties officeooo:rsid="00447cb4"/>
    </style:style>
    <style:style style:name="T12" style:family="text">
      <style:text-properties officeooo:rsid="0044b266"/>
    </style:style>
    <style:style style:name="T13" style:family="text">
      <style:text-properties officeooo:rsid="004f09d9"/>
    </style:style>
    <style:style style:name="T14" style:family="text">
      <style:text-properties officeooo:rsid="00536219"/>
    </style:style>
    <style:style style:name="T15" style:family="text">
      <style:text-properties officeooo:rsid="0078cef9"/>
    </style:style>
    <style:style style:name="T16" style:family="text">
      <style:text-properties officeooo:rsid="00a89bfc"/>
    </style:style>
    <style:style style:name="T17" style:family="text">
      <style:text-properties officeooo:rsid="00aaf966"/>
    </style:style>
    <style:style style:name="T18" style:family="text">
      <style:text-properties officeooo:rsid="00ae93a9"/>
    </style:style>
    <style:style style:name="T19" style:family="text">
      <style:text-properties officeooo:rsid="00b247dd"/>
    </style:style>
    <style:style style:name="T20" style:family="text">
      <style:text-properties officeooo:rsid="00ce2d4b"/>
    </style:style>
    <style:style style:name="T21" style:family="text">
      <style:text-properties style:font-name="Calibri" fo:font-size="11pt" fo:font-style="normal" fo:font-weight="normal" style:font-size-asian="11pt" style:font-style-asian="normal" style:font-weight-asian="normal"/>
    </style:style>
    <style:style style:name="T22" style:family="text">
      <style:text-properties style:font-name="Calibri" fo:font-size="11pt" fo:font-style="normal" fo:font-weight="normal" officeooo:rsid="012b5cc5" style:font-size-asian="11pt" style:font-style-asian="normal" style:font-weight-asian="normal"/>
    </style:style>
    <style:style style:name="T23" style:family="text">
      <style:text-properties officeooo:rsid="00f3e93f"/>
    </style:style>
    <style:style style:name="T24" style:family="text">
      <style:text-properties officeooo:rsid="00fa5390"/>
    </style:style>
    <style:style style:name="T25" style:family="text">
      <style:text-properties officeooo:rsid="00fe834c"/>
    </style:style>
    <style:style style:name="T26" style:family="text">
      <style:text-properties officeooo:rsid="0100b8ab"/>
    </style:style>
    <style:style style:name="T27" style:family="text">
      <style:text-properties officeooo:rsid="0100d21c"/>
    </style:style>
    <style:style style:name="T28" style:family="text">
      <style:text-properties officeooo:rsid="011c79f6"/>
    </style:style>
    <style:style style:name="T29" style:family="text">
      <style:text-properties officeooo:rsid="011dff5a"/>
    </style:style>
    <style:style style:name="T30" style:family="text">
      <style:text-properties officeooo:rsid="013171e9"/>
    </style:style>
    <style:style style:name="T31" style:family="text">
      <style:text-properties officeooo:rsid="013a5539"/>
    </style:style>
    <style:style style:name="T32" style:family="text">
      <style:text-properties officeooo:rsid="013f241c"/>
    </style:style>
    <style:style style:name="T33" style:family="text">
      <style:text-properties officeooo:rsid="015d7f86"/>
    </style:style>
    <style:style style:name="T34" style:family="text">
      <style:text-properties officeooo:rsid="01630ad2"/>
    </style:style>
    <style:style style:name="T35" style:family="text">
      <style:text-properties officeooo:rsid="0171d916"/>
    </style:style>
    <style:style style:name="T36" style:family="text">
      <style:text-properties officeooo:rsid="017397a9"/>
    </style:style>
    <style:style style:name="T37" style:family="text">
      <style:text-properties officeooo:rsid="0178766a"/>
    </style:style>
    <style:style style:name="T38" style:family="text">
      <style:text-properties officeooo:rsid="0179498c"/>
    </style:style>
    <style:style style:name="T39" style:family="text">
      <style:text-properties officeooo:rsid="010a0b28"/>
    </style:style>
    <style:style style:name="T40" style:family="text">
      <style:text-properties officeooo:rsid="01803d2c"/>
    </style:style>
    <style:style style:name="T41" style:family="text">
      <style:text-properties officeooo:rsid="0181d2b6"/>
    </style:style>
    <style:style style:name="T42" style:family="text">
      <style:text-properties officeooo:rsid="018380ad"/>
    </style:style>
    <style:style style:name="T43" style:family="text">
      <style:text-properties officeooo:rsid="019424b2"/>
    </style:style>
    <style:style style:name="T44" style:family="text">
      <style:text-properties fo:font-style="italic" style:font-style-asian="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0.57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0.5701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0.570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able of Contents</text:p>
      <text:p text:style-name="P22">Automatic Speech Recognition <text:span text:style-name="T32">for Indonesian language</text:span></text:p>
      <text:p text:style-name="P3">CHAPTER 1 <text:s/>INTRODUCTION</text:p>
      <text:p text:style-name="P26">General enough for every person from different discipline, <text:span text:style-name="T8">different</text:span> majors or concentration ..</text:p>
      <text:p text:style-name="P6"><text:span text:style-name="T13">Part of </text:span>Researchers have aimed Automatic Speech Recognition (ASR) as an ultimate goal for decades. <text:s/><text:span text:style-name="T14">ASR is about how a machine or computer can recognize uttered human voice through input device such as microphone and then convert it automatically grammatically into structured meaningful information like text or command. </text:span></text:p>
      <text:p text:style-name="P23">ASR benefit for example will be helping impaired person without hearing capability to see spoken utterance on computer screen<text:span text:style-name="T36">[sakti]</text:span>. This make enable communication between those <text:span text:style-name="T37">disabled</text:span> person<text:span text:style-name="T38">s</text:span>. <text:span text:style-name="T39">Another example of ASR application of course in story dictation for a writer, or event simple Internet searching command <text:s/>on a smart phone.</text:span></text:p>
      <text:p text:style-name="P5">.</text:p>
      <text:p text:style-name="P4">Postponed until all writing is completed …..</text:p>
      <text:p text:style-name="P4"/>
      <text:p text:style-name="P3">CHAPTER 2 <text:s/>STATE OF THE <text:s/>ART .....…………………………………………………............... 4 </text:p>
      <text:p text:style-name="P1"><text:span text:style-name="T9">Set of Tasks involved in b</text:span>uilding <text:span text:style-name="T7">automatic </text:span>speech recognition <text:span text:style-name="T15">(ASR)</text:span> <text:span text:style-name="T9">can be summarized in diagram below in Figure 1.</text:span></text:p>
      <text:p text:style-name="P9">Firstly human voice for samples utterances <text:s/>will be recorde<text:span text:style-name="T11">d</text:span> using microphone and converted into digital format <text:span text:style-name="T12">sound files</text:span>. After that, <text:span text:style-name="T10">these samples are transcribed or labeled based on it’s sub-words or phonemes. Then certain format/information is extracted from labeled sounds, this process is called feature extraction. </text:span><text:soft-page-break/><text:span text:style-name="T10">Informations gathered are called speech features. Features are obtained for all appearances of each sub-words. So we have many features to represent a single sub-word phoneme. For a single phoneme these features happens differently. Obviously we have random observation features for a single phoneme. Because of this random nature of our feature, the mathematic models used usually be statistic or stochastic instead of deterministic ones. Such as well known Hidden Markov Gaussian Mixture Model (GMM-HMM)</text:span><text:reference-mark-start text:name="ADDIN CSL_CITATION {&quot;properties&quot;: {}, &quot;schema&quot;: &quot;https://github.com/citation-style-language/schema/raw/master/csl-citation.json&quot;, &quot;citationItems&quot;: [{&quot;itemData&quot;: {&quot;container-title&quot;: &quot;Robust Automatic Speech Recognition&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SBN&quot;: &quot;0130151572&quot;, &quot;title&quot;: &quot;Fundamentals of speech recognition&quot;, &quot;ISSN&quot;: &quot;0164-7989&quot;, &quot;DOI&quot;: &quot;10.1016/B978-0-12-802398-3.00002-7&quot;, &quot;number-of-pages&quot;: &quot;9-40&quot;, &quot;issued&quot;: {&quot;date-parts&quot;: [[&quot;1993&quot;]]}, &quot;type&quot;: &quot;book&quot;, &quot;id&quot;: &quot;ITEM-1&quot;, &quot;author&quot;: [{&quot;dropping-particle&quot;: &quot;&quot;, &quot;suffix&quot;: &quot;&quot;, &quot;given&quot;: &quot;Lawrence&quot;, &quot;parse-names&quot;: false, &quot;family&quot;: &quot;Rabiner&quot;, &quot;non-dropping-particle&quot;: &quot;&quot;}, {&quot;dropping-particle&quot;: &quot;&quot;, &quot;suffix&quot;: &quot;&quot;, &quot;given&quot;: &quot;Bing Hwang&quot;, &quot;parse-names&quot;: false, &quot;family&quot;: &quot;Juang&quot;, &quot;non-dropping-particle&quot;: &quot;&quot;}], &quot;publisher&quot;: &quot;Prentice Hall&quot;}, &quot;uris&quot;: [&quot;http://www.mendeley.com/documents/?uuid=37778bbf-d82b-44f4-a767-b0850fdaba36&quot;], &quot;id&quot;: &quot;ITEM-1&quot;}], &quot;mendeley&quot;: {&quot;formattedCitation&quot;: &quot;[1]&quot;, &quot;plainTextFormattedCitation&quot;: &quot;[1]&quot;, &quot;previouslyFormattedCitation&quot;: &quot;[1]&quot;}} RNDJ1rUT3FH65"/><text:span text:style-name="T1">[1]</text:span><text:reference-mark-end text:name="ADDIN CSL_CITATION {&quot;properties&quot;: {}, &quot;schema&quot;: &quot;https://github.com/citation-style-language/schema/raw/master/csl-citation.json&quot;, &quot;citationItems&quot;: [{&quot;itemData&quot;: {&quot;container-title&quot;: &quot;Robust Automatic Speech Recognition&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SBN&quot;: &quot;0130151572&quot;, &quot;title&quot;: &quot;Fundamentals of speech recognition&quot;, &quot;ISSN&quot;: &quot;0164-7989&quot;, &quot;DOI&quot;: &quot;10.1016/B978-0-12-802398-3.00002-7&quot;, &quot;number-of-pages&quot;: &quot;9-40&quot;, &quot;issued&quot;: {&quot;date-parts&quot;: [[&quot;1993&quot;]]}, &quot;type&quot;: &quot;book&quot;, &quot;id&quot;: &quot;ITEM-1&quot;, &quot;author&quot;: [{&quot;dropping-particle&quot;: &quot;&quot;, &quot;suffix&quot;: &quot;&quot;, &quot;given&quot;: &quot;Lawrence&quot;, &quot;parse-names&quot;: false, &quot;family&quot;: &quot;Rabiner&quot;, &quot;non-dropping-particle&quot;: &quot;&quot;}, {&quot;dropping-particle&quot;: &quot;&quot;, &quot;suffix&quot;: &quot;&quot;, &quot;given&quot;: &quot;Bing Hwang&quot;, &quot;parse-names&quot;: false, &quot;family&quot;: &quot;Juang&quot;, &quot;non-dropping-particle&quot;: &quot;&quot;}], &quot;publisher&quot;: &quot;Prentice Hall&quot;}, &quot;uris&quot;: [&quot;http://www.mendeley.com/documents/?uuid=37778bbf-d82b-44f4-a767-b0850fdaba36&quot;], &quot;id&quot;: &quot;ITEM-1&quot;}], &quot;mendeley&quot;: {&quot;formattedCitation&quot;: &quot;[1]&quot;, &quot;plainTextFormattedCitation&quot;: &quot;[1]&quot;, &quot;previouslyFormattedCitation&quot;: &quot;[1]&quot;}} RNDJ1rUT3FH65"/><text:span text:style-name="T10">⁠, </text:span><text:reference-mark-start text:name="ADDIN CSL_CITATION {&quot;properties&quot;: {}, &quot;schema&quot;: &quot;https://github.com/citation-style-language/schema/raw/master/csl-citation.json&quot;, &quot;citationItems&quot;: [{&quot;itemData&quot;: {&quot;type&quot;: &quot;book&quot;, &quot;issued&quot;: {&quot;date-parts&quot;: [[&quot;2015&quot;]]}, &quot;title&quot;: &quot;The HTK Book version 3.5 alpha&quot;, &quot;id&quot;: &quot;ITEM-1&quot;, &quot;author&quot;: [{&quot;dropping-particle&quot;: &quot;&quot;, &quot;suffix&quot;: &quot;&quot;, &quot;given&quot;: &quot;Steve&quot;, &quot;parse-names&quot;: false, &quot;family&quot;: &quot;Young&quot;, &quot;non-dropping-particle&quot;: &quot;&quot;}, {&quot;dropping-particle&quot;: &quot;&quot;, &quot;suffix&quot;: &quot;&quot;, &quot;given&quot;: &quot;Evermann&quot;, &quot;parse-names&quot;: false, &quot;family&quot;: &quot;Gunnar&quot;, &quot;non-dropping-particle&quot;: &quot;&quot;}, {&quot;dropping-particle&quot;: &quot;&quot;, &quot;suffix&quot;: &quot;&quot;, &quot;given&quot;: &quot;Gales&quot;, &quot;parse-names&quot;: false, &quot;family&quot;: &quot;Mark&quot;, &quot;non-dropping-particle&quot;: &quot;&quot;}, {&quot;dropping-particle&quot;: &quot;&quot;, &quot;suffix&quot;: &quot;&quot;, &quot;given&quot;: &quot;Thomas&quot;, &quot;parse-names&quot;: false, &quot;family&quot;: &quot;Hain&quot;, &quot;non-dropping-particle&quot;: &quot;&quot;}, {&quot;dropping-particle&quot;: &quot;&quot;, &quot;suffix&quot;: &quot;&quot;, &quot;given&quot;: &quot;Dan&quot;, &quot;parse-names&quot;: false, &quot;family&quot;: &quot;Kershaw&quot;, &quot;non-dropping-particle&quot;: &quot;&quot;}], &quot;publisher&quot;: &quot;Cambridge University&quot;}, &quot;uris&quot;: [&quot;http://www.mendeley.com/documents/?uuid=3c943ad4-2f83-49bb-b9eb-a6f94121ca59&quot;], &quot;id&quot;: &quot;ITEM-1&quot;}], &quot;mendeley&quot;: {&quot;formattedCitation&quot;: &quot;[2]&quot;, &quot;plainTextFormattedCitation&quot;: &quot;[2]&quot;, &quot;previouslyFormattedCitation&quot;: &quot;[2]&quot;}} RND0fhmXlix9s"/><text:span text:style-name="T1">[2]</text:span><text:reference-mark-end text:name="ADDIN CSL_CITATION {&quot;properties&quot;: {}, &quot;schema&quot;: &quot;https://github.com/citation-style-language/schema/raw/master/csl-citation.json&quot;, &quot;citationItems&quot;: [{&quot;itemData&quot;: {&quot;type&quot;: &quot;book&quot;, &quot;issued&quot;: {&quot;date-parts&quot;: [[&quot;2015&quot;]]}, &quot;title&quot;: &quot;The HTK Book version 3.5 alpha&quot;, &quot;id&quot;: &quot;ITEM-1&quot;, &quot;author&quot;: [{&quot;dropping-particle&quot;: &quot;&quot;, &quot;suffix&quot;: &quot;&quot;, &quot;given&quot;: &quot;Steve&quot;, &quot;parse-names&quot;: false, &quot;family&quot;: &quot;Young&quot;, &quot;non-dropping-particle&quot;: &quot;&quot;}, {&quot;dropping-particle&quot;: &quot;&quot;, &quot;suffix&quot;: &quot;&quot;, &quot;given&quot;: &quot;Evermann&quot;, &quot;parse-names&quot;: false, &quot;family&quot;: &quot;Gunnar&quot;, &quot;non-dropping-particle&quot;: &quot;&quot;}, {&quot;dropping-particle&quot;: &quot;&quot;, &quot;suffix&quot;: &quot;&quot;, &quot;given&quot;: &quot;Gales&quot;, &quot;parse-names&quot;: false, &quot;family&quot;: &quot;Mark&quot;, &quot;non-dropping-particle&quot;: &quot;&quot;}, {&quot;dropping-particle&quot;: &quot;&quot;, &quot;suffix&quot;: &quot;&quot;, &quot;given&quot;: &quot;Thomas&quot;, &quot;parse-names&quot;: false, &quot;family&quot;: &quot;Hain&quot;, &quot;non-dropping-particle&quot;: &quot;&quot;}, {&quot;dropping-particle&quot;: &quot;&quot;, &quot;suffix&quot;: &quot;&quot;, &quot;given&quot;: &quot;Dan&quot;, &quot;parse-names&quot;: false, &quot;family&quot;: &quot;Kershaw&quot;, &quot;non-dropping-particle&quot;: &quot;&quot;}], &quot;publisher&quot;: &quot;Cambridge University&quot;}, &quot;uris&quot;: [&quot;http://www.mendeley.com/documents/?uuid=3c943ad4-2f83-49bb-b9eb-a6f94121ca59&quot;], &quot;id&quot;: &quot;ITEM-1&quot;}], &quot;mendeley&quot;: {&quot;formattedCitation&quot;: &quot;[2]&quot;, &quot;plainTextFormattedCitation&quot;: &quot;[2]&quot;, &quot;previouslyFormattedCitation&quot;: &quot;[2]&quot;}} RND0fhmXlix9s"/><text:span text:style-name="T10">⁠.</text:span></text:p>
      <text:p text:style-name="P9"/>
      <text:p text:style-name="P2"><draw:frame text:anchor-type="paragraph" draw:z-index="0" draw:name="Shape1" draw:style-name="gr1" draw:text-style-name="P42" svg:width="2.1496in" svg:height="0.5705in" svg:x="2.1752in" svg:y="0in"><draw:text-box><text:p text:style-name="P41">Recoding <text:s/>human voices/utterances</text:p></draw:text-box></draw:frame></text:p>
      <text:p text:style-name="P10"><draw:frame text:anchor-type="paragraph" draw:z-index="1" draw:name="Shape1" draw:style-name="gr1" draw:text-style-name="P42" svg:width="2.1496in" svg:height="0.5705in" svg:x="2.1752in" svg:y="0in"><draw:text-box><text:p text:style-name="P41">Labelling/transcribing utterances</text:p></draw:text-box></draw:frame></text:p>
      <text:p text:style-name="P1"><draw:frame text:anchor-type="paragraph" draw:z-index="2" draw:name="Shape1" draw:style-name="gr2" draw:text-style-name="P42" svg:width="2.1496in" svg:height="0.5705in" svg:x="2.1752in" svg:y="0.0874in"><draw:text-box><text:p text:style-name="P41">Feature Extraction</text:p></draw:text-box></draw:frame><draw:frame text:anchor-type="paragraph" draw:z-index="5" draw:name="Shape1" draw:style-name="gr3" draw:text-style-name="P42" svg:width="2.1496in" svg:height="0.5705in" svg:x="2.1752in" svg:y="0.8528in"><draw:text-box><text:p text:style-name="P41">Model training and Construction</text:p></draw:text-box></draw:frame></text:p>
      <text:p text:style-name="P1"/>
      <text:p text:style-name="P11"><draw:frame draw:style-name="fr1" draw:name="Frame1" text:anchor-type="paragraph" svg:x="1.2008in" svg:y="-0.0965in" svg:width="3.9098in" draw:z-index="3"><draw:text-box fo:min-height="1.0189in"><text:p text:style-name="P28"><draw:frame text:anchor-type="paragraph" draw:z-index="4" draw:name="Shape1" draw:style-name="gr1" draw:text-style-name="P42" svg:width="2.1496in" svg:height="0.5705in" svg:x="0.8799in" svg:y="0in"><draw:text-box><text:p text:style-name="P41">Model Testing/Recognizing</text:p></draw:text-box></draw:frame></text:p><text:p text:style-name="Figure"/><text:p text:style-name="P27">Figure <text:sequence text:ref-name="refFigure0" text:name="Figure" text:formula="ooow:Figure+1" style:num-format="1">1</text:sequence>: Steps in Building ASR</text:p></draw:text-box></draw:frame></text:p>
      <text:p text:style-name="P11">Finally for a model built <text:span text:style-name="T17">at the end of effort</text:span>, ASR is used to test or recognize utterance spoken, and the performance could be measured. Measurement <text:span text:style-name="T18">should </text:span><text:soft-page-break/><text:span text:style-name="T18">be based on </text:span>some criterion like word error rate(WER), <text:span text:style-name="T16">phoneme error rate (PER) and sentence level error rate (SER). </text:span></text:p>
      <text:p text:style-name="P17">Based on what an ASR system ‘can’ and ‘can not’ <text:span text:style-name="T40">do</text:span>, we determine certain capability <text:span text:style-name="T24">an ASR has.</text:span></text:p>
      <text:p text:style-name="P18">1. Speaker <text:span text:style-name="T25">Ind</text:span>ependence</text:p>
      <text:p text:style-name="P18"><text:s text:c="3"/>ASR is called <text:span text:style-name="T5">s</text:span><text:span text:style-name="T4">peaker </text:span><text:span text:style-name="T6">in</text:span><text:span text:style-name="T4">dependen</text:span><text:span text:style-name="T5">t</text:span> if it doesn’t restrict user to be a single person or a group of person that <text:span text:style-name="T41">has corresponding</text:span> <text:span text:style-name="T42">data already recorded </text:span>in database. <text:span text:style-name="T25">It’s impossible to train a million of people when building ASR system. ASR should be able to fit <text:s/>other speakers that hasn’t <text:s/>been taken to recording yet.</text:span></text:p>
      <text:p text:style-name="P19">2. Environment Independence</text:p>
      <text:p text:style-name="P19"><text:tab/>ASR must be able to work <text:span text:style-name="T26">under daily environment conditions such as variations of microphones input device and <text:s text:c="2"/>environmental noises. Environmental distortion for example like engine sound, raining and animal sound.</text:span></text:p>
      <text:p text:style-name="P20">3. <text:span text:style-name="T27">Continuous word</text:span></text:p>
      <text:p text:style-name="P20"><text:tab/><text:span text:style-name="T27">ASR that enable to recognize word <text:s/>spoken continuously without silence stop between word is considered more valuable better than isolated word version.</text:span></text:p>
      <text:p text:style-name="P21">3. <text:span text:style-name="T28">Large vocabulary</text:span></text:p>
      <text:p text:style-name="P21"><text:tab/><text:span text:style-name="T29">The complexity of ASR grows with is capability to handle maximum number of distinct words and grammar. Smaller vocabulary, simple grammar ASR will be easier to build than larger vocabulary ASR system with complex grammar.</text:span></text:p>
      <text:p text:style-name="P3"/>
      <text:p text:style-name="P3">CHAPTER 3 <text:s/>RESEARCH OBJECTIVES AND <text:s/>APPROACH ................................. 5 </text:p>
      <text:p text:style-name="P4"><text:tab/><text:span text:style-name="T19">These research will focus on building Large Vocabulary Indonesian Automatic Speech Recognizer (LVCSR). The steps follow as described in Figure 1:</text:span></text:p>
      <text:list xml:id="list30930430935775635" text:style-name="L1">
        <text:list-item>
          <text:p text:style-name="P30"><text:span text:style-name="T21">Recoding <text:s/>human </text:span>voices/utterances</text:p>
        </text:list-item>
      </text:list>
      <text:p text:style-name="P7"><text:soft-page-break/><text:tab/><text:span text:style-name="T23">Sound of Indonesian will be recorded and save in PCM format into computer <text:tab/>disk. General affordable microphone input device will be <text:s/>used. These sound <text:tab/>files resulted we called sound database or ‘database’. </text:span></text:p>
      <text:p text:style-name="P31"><text:tab/><text:span text:style-name="T34">Actually these databases already available for several version. For baseline <text:tab/>models, we will use database available, for example from Universal Catalog, <text:tab/>‘</text:span>ELRA-U-S 0071’, <text:span text:style-name="T43">TITML-IDN from NII and LDC2005S26 from LDC consorsium.</text:span></text:p>
      <text:p text:style-name="P7"><text:tab/><text:span text:style-name="T35">To extend the ASR capability, set of databases will be recorded, in many <text:tab/>environment conditions, quiet off and noisy room. And also some Online data <text:tab/>like Television News could be retrieves bulkly from Internet. These data then <text:tab/>be labeled and transcribed.</text:span></text:p>
      <text:list xml:id="list53101732400715" text:continue-numbering="true" text:style-name="L1">
        <text:list-item>
          <text:p text:style-name="P30"><text:span text:style-name="T22">Labeling</text:span><text:span text:style-name="T21">/transcribing </text:span>utterances</text:p>
        </text:list-item>
      </text:list>
      <text:p text:style-name="P8"><text:tab/><text:span text:style-name="T35">For existing speech data with alignment no need to relabeled the <text:tab/>transcription from scratch. We only have to mapping and perform refining. <text:tab/>For new speech data, labeling and trascribing will be performed to mark sub-<text:tab/>words phonemes completely. <text:s text:c="5"/></text:span></text:p>
      <text:list xml:id="list53102339471867" text:continue-numbering="true" text:style-name="L1">
        <text:list-item>
          <text:p text:style-name="P34">Feature Extraction</text:p>
        </text:list-item>
      </text:list>
      <text:p text:style-name="P14"><text:tab/><text:span text:style-name="T30">Varieties of speech features will be tested, mostly will be based on MFCC and <text:tab/>LPC formats. </text:span></text:p>
      <text:list xml:id="list53101129976399" text:continue-numbering="true" text:style-name="L1">
        <text:list-item>
          <text:p text:style-name="P30"><text:span text:style-name="T21">Model training and </text:span>Construction</text:p>
          <text:p text:style-name="P39">For modeling speech we choose HMM-GMM. <text:span text:style-name="T31">Using extracted features HMM stated distribution as well ass GMM output distribution will be estimated using Baum Welch algorithm. All these step will be handled mainly by software tools Hidden Markov Toolkit (HTK) </text:span><text:reference-mark-start text:name="ADDIN CSL_CITATION {&quot;properties&quot;: {}, &quot;schema&quot;: &quot;https://github.com/citation-style-language/schema/raw/master/csl-citation.json&quot;, &quot;citationItems&quot;: [{&quot;itemData&quot;: {&quot;type&quot;: &quot;book&quot;, &quot;issued&quot;: {&quot;date-parts&quot;: [[&quot;2015&quot;]]}, &quot;title&quot;: &quot;The HTK Book version 3.5 alpha&quot;, &quot;id&quot;: &quot;ITEM-1&quot;, &quot;author&quot;: [{&quot;dropping-particle&quot;: &quot;&quot;, &quot;suffix&quot;: &quot;&quot;, &quot;given&quot;: &quot;Steve&quot;, &quot;parse-names&quot;: false, &quot;family&quot;: &quot;Young&quot;, &quot;non-dropping-particle&quot;: &quot;&quot;}, {&quot;dropping-particle&quot;: &quot;&quot;, &quot;suffix&quot;: &quot;&quot;, &quot;given&quot;: &quot;Evermann&quot;, &quot;parse-names&quot;: false, &quot;family&quot;: &quot;Gunnar&quot;, &quot;non-dropping-particle&quot;: &quot;&quot;}, {&quot;dropping-particle&quot;: &quot;&quot;, &quot;suffix&quot;: &quot;&quot;, &quot;given&quot;: &quot;Gales&quot;, &quot;parse-names&quot;: false, &quot;family&quot;: &quot;Mark&quot;, &quot;non-dropping-particle&quot;: &quot;&quot;}, {&quot;dropping-particle&quot;: &quot;&quot;, &quot;suffix&quot;: &quot;&quot;, &quot;given&quot;: &quot;Thomas&quot;, &quot;parse-names&quot;: false, &quot;family&quot;: &quot;Hain&quot;, &quot;non-dropping-particle&quot;: &quot;&quot;}, {&quot;dropping-particle&quot;: &quot;&quot;, &quot;suffix&quot;: &quot;&quot;, &quot;given&quot;: &quot;Dan&quot;, &quot;parse-names&quot;: false, &quot;family&quot;: &quot;Kershaw&quot;, &quot;non-dropping-particle&quot;: &quot;&quot;}], &quot;publisher&quot;: &quot;Cambridge University&quot;}, &quot;uris&quot;: [&quot;http://www.mendeley.com/documents/?uuid=3c943ad4-2f83-49bb-b9eb-a6f94121ca59&quot;], &quot;id&quot;: &quot;ITEM-1&quot;}], &quot;mendeley&quot;: {&quot;formattedCitation&quot;: &quot;[2]&quot;, &quot;plainTextFormattedCitation&quot;: &quot;[2]&quot;, &quot;previouslyFormattedCitation&quot;: &quot;[2]&quot;}} RNDbb9kbPBDtQ"/><text:span text:style-name="T3">[2]</text:span><text:reference-mark-end text:name="ADDIN CSL_CITATION {&quot;properties&quot;: {}, &quot;schema&quot;: &quot;https://github.com/citation-style-language/schema/raw/master/csl-citation.json&quot;, &quot;citationItems&quot;: [{&quot;itemData&quot;: {&quot;type&quot;: &quot;book&quot;, &quot;issued&quot;: {&quot;date-parts&quot;: [[&quot;2015&quot;]]}, &quot;title&quot;: &quot;The HTK Book version 3.5 alpha&quot;, &quot;id&quot;: &quot;ITEM-1&quot;, &quot;author&quot;: [{&quot;dropping-particle&quot;: &quot;&quot;, &quot;suffix&quot;: &quot;&quot;, &quot;given&quot;: &quot;Steve&quot;, &quot;parse-names&quot;: false, &quot;family&quot;: &quot;Young&quot;, &quot;non-dropping-particle&quot;: &quot;&quot;}, {&quot;dropping-particle&quot;: &quot;&quot;, &quot;suffix&quot;: &quot;&quot;, &quot;given&quot;: &quot;Evermann&quot;, &quot;parse-names&quot;: false, &quot;family&quot;: &quot;Gunnar&quot;, &quot;non-dropping-particle&quot;: &quot;&quot;}, {&quot;dropping-particle&quot;: &quot;&quot;, &quot;suffix&quot;: &quot;&quot;, &quot;given&quot;: &quot;Gales&quot;, &quot;parse-names&quot;: false, &quot;family&quot;: &quot;Mark&quot;, &quot;non-dropping-particle&quot;: &quot;&quot;}, {&quot;dropping-particle&quot;: &quot;&quot;, &quot;suffix&quot;: &quot;&quot;, &quot;given&quot;: &quot;Thomas&quot;, &quot;parse-names&quot;: false, &quot;family&quot;: &quot;Hain&quot;, &quot;non-dropping-particle&quot;: &quot;&quot;}, {&quot;dropping-particle&quot;: &quot;&quot;, &quot;suffix&quot;: &quot;&quot;, &quot;given&quot;: &quot;Dan&quot;, &quot;parse-names&quot;: false, &quot;family&quot;: &quot;Kershaw&quot;, &quot;non-dropping-particle&quot;: &quot;&quot;}], &quot;publisher&quot;: &quot;Cambridge University&quot;}, &quot;uris&quot;: [&quot;http://www.mendeley.com/documents/?uuid=3c943ad4-2f83-49bb-b9eb-a6f94121ca59&quot;], &quot;id&quot;: &quot;ITEM-1&quot;}], &quot;mendeley&quot;: {&quot;formattedCitation&quot;: &quot;[2]&quot;, &quot;plainTextFormattedCitation&quot;: &quot;[2]&quot;, &quot;previouslyFormattedCitation&quot;: &quot;[2]&quot;}} RNDbb9kbPBDtQ"/><text:span text:style-name="T31">⁠ from Cambridge Univesity.</text:span></text:p>
        </text:list-item>
        <text:list-item>
          <text:p text:style-name="P34">Model Testing/Recognizing</text:p>
          <text:p text:style-name="P30"/>
        </text:list-item>
      </text:list>
      <text:p text:style-name="P3">CHAPTER 4 <text:s/>CURRENT WORK AND PRELIMINARY <text:s/>RESULTS ...................................... 6 </text:p>
      <text:p text:style-name="P12"><text:soft-page-break/>Currently <text:span text:style-name="T20">speaker dependent continuous digit recognition for Indonesian language has already done with HTK </text:span><text:reference-mark-start text:name="ADDIN CSL_CITATION {&quot;properties&quot;: {}, &quot;schema&quot;: &quot;https://github.com/citation-style-language/schema/raw/master/csl-citation.json&quot;, &quot;citationItems&quot;: [{&quot;itemData&quot;: {&quot;container-title&quot;: &quot;Simetrik&quot;, &quot;issue&quot;: &quot;2&quot;, &quot;volume&quot;: &quot;6&quot;, &quot;issued&quot;: {&quot;date-parts&quot;: [[&quot;2016&quot;]]}, &quot;type&quot;: &quot;article-journal&quot;, &quot;title&quot;: &quot;Optimum train set for continuous speaker dependent Indonesian digit recognizer&quot;, &quot;id&quot;: &quot;ITEM-1&quot;, &quot;author&quot;: [{&quot;dropping-particle&quot;: &quot;&quot;, &quot;suffix&quot;: &quot;&quot;, &quot;given&quot;: &quot;Zulkarnaen&quot;, &quot;parse-names&quot;: false, &quot;family&quot;: &quot;Hatala&quot;, &quot;non-dropping-particle&quot;: &quot;&quot;}]}, &quot;uris&quot;: [&quot;http://www.mendeley.com/documents/?uuid=63efb9f2-43c3-4d21-a818-adde0d27fbb1&quot;], &quot;id&quot;: &quot;ITEM-1&quot;}], &quot;mendeley&quot;: {&quot;formattedCitation&quot;: &quot;[3]&quot;, &quot;plainTextFormattedCitation&quot;: &quot;[3]&quot;, &quot;previouslyFormattedCitation&quot;: &quot;[3]&quot;}} RND6C8G7su7x3"/><text:span text:style-name="T2">[3]</text:span><text:reference-mark-end text:name="ADDIN CSL_CITATION {&quot;properties&quot;: {}, &quot;schema&quot;: &quot;https://github.com/citation-style-language/schema/raw/master/csl-citation.json&quot;, &quot;citationItems&quot;: [{&quot;itemData&quot;: {&quot;container-title&quot;: &quot;Simetrik&quot;, &quot;issue&quot;: &quot;2&quot;, &quot;volume&quot;: &quot;6&quot;, &quot;issued&quot;: {&quot;date-parts&quot;: [[&quot;2016&quot;]]}, &quot;type&quot;: &quot;article-journal&quot;, &quot;title&quot;: &quot;Optimum train set for continuous speaker dependent Indonesian digit recognizer&quot;, &quot;id&quot;: &quot;ITEM-1&quot;, &quot;author&quot;: [{&quot;dropping-particle&quot;: &quot;&quot;, &quot;suffix&quot;: &quot;&quot;, &quot;given&quot;: &quot;Zulkarnaen&quot;, &quot;parse-names&quot;: false, &quot;family&quot;: &quot;Hatala&quot;, &quot;non-dropping-particle&quot;: &quot;&quot;}]}, &quot;uris&quot;: [&quot;http://www.mendeley.com/documents/?uuid=63efb9f2-43c3-4d21-a818-adde0d27fbb1&quot;], &quot;id&quot;: &quot;ITEM-1&quot;}], &quot;mendeley&quot;: {&quot;formattedCitation&quot;: &quot;[3]&quot;, &quot;plainTextFormattedCitation&quot;: &quot;[3]&quot;, &quot;previouslyFormattedCitation&quot;: &quot;[3]&quot;}} RND6C8G7su7x3"/><text:span text:style-name="T20">⁠. But many efforts must be done for achieving considerable the result.</text:span></text:p>
      <text:p text:style-name="P24">Speaker independence is targeted at most. This <text:span text:style-name="T33">constraint</text:span> require gathering more speech databases. More sound samples will be recorded from many speakers, male and female. After that these sound need to be labeled and transcribed to mark <text:s/>it’s sub-word phoneme boundary.</text:p>
      <text:p text:style-name="P25">Lying more tools of <text:s/>mathematical model and foundation should be carried out. Performing many more laboratory testing model against database.</text:p>
      <text:p text:style-name="P13"/>
      <text:p text:style-name="P3">CHAPTER 5 <text:s/>WORK PLAN AND <text:s/>IMPLICATIONS ..................................................... 6 </text:p>
      <text:p text:style-name="P3"/>
      <text:p text:style-name="P3">CHAPTER 6 CONCLUSIONS ...................................................................................... 7 </text:p>
      <text:p text:style-name="P3"><text:span text:style-name="T4">REFERENCES </text:span>......................................................................................................... 7 </text:p>
      <text:p text:style-name="P16"/>
      <text:p text:style-name="P16"/>
      <text:section text:style-name="Sect1" text:name="ADDIN Mendeley Bibliography CSL_BIBLIOGRAPHY  RNDIhNRitGF8I">
        <text:p text:style-name="P40">[1]<text:tab/>L. Rabiner and B. H. Juang, <text:span text:style-name="T44">Fundamentals of speech recognition</text:span>. Prentice Hall, 1993.</text:p>
        <text:p text:style-name="P40">[2]<text:tab/>S. Young, E. Gunnar, G. Mark, T. Hain, and D. Kershaw, <text:span text:style-name="T44">The HTK Book version 3.5 alpha</text:span>. Cambridge University, 2015.</text:p>
        <text:p text:style-name="P33">[3]<text:tab/>Z. Hatala, “Optimum train set for continuous speaker dependent Indonesian digit recognizer,” <text:span text:style-name="T44">Simetrik</text:span>, vol. 6, no. 2, 2016.</text:p>
      </text:section>
      <text:p text:style-name="P16"/>
      <text:p text:style-name="P16"/>
      <text:p text:style-name="P38">speech databases;</text:p>
      <text:p text:style-name="P15"><text:a xlink:type="simple" xlink:href="http://universal.elra.info/product_info.php?cPath=37_39&amp;products_id=1754" text:style-name="Internet_20_link" text:visited-style-name="Visited_20_Internet_20_Link">http://universal.elra.info/product_info.php?cPath=37_39&amp;products_id=1754</text:a></text:p>
      <text:p text:style-name="P35"><text:soft-page-break/><text:a xlink:type="simple" xlink:href="http://research.nii.ac.jp/src/en/TITML-IDN.html" text:style-name="Internet_20_link" text:visited-style-name="Visited_20_Internet_20_Link">http://research.nii.ac.jp/src/en/TITML-IDN.html</text:a></text:p>
      <text:p text:style-name="P36"><text:a xlink:type="simple" xlink:href="https://catalog.ldc.upenn.edu/LDC2005S26" text:style-name="Internet_20_link" text:visited-style-name="Visited_20_Internet_20_Link">https://catalog.ldc.upenn.edu/LDC2005S26</text: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Drawing" style:family="paragraph" style:parent-style-name="Caption" style:class="extra"/>
    <style:style style:name="Figure" style:family="paragraph" style:parent-style-name="Caption"/>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05:07:00</meta:creation-date>
    <meta:initial-creator>joesmart</meta:initial-creator>
    <dc:language>en-US</dc:language>
    <dc:date>2018-02-13T05:31:00.796903203</dc:date>
    <meta:editing-cycles>317</meta:editing-cycles>
    <meta:editing-duration>PT7H13M35S</meta:editing-duration>
    <meta:generator>LibreOffice/5.1.6.2$Linux_X86_64 LibreOffice_project/10m0$Build-2</meta:generator>
    <meta:document-statistic meta:table-count="0" meta:image-count="0" meta:object-count="0" meta:page-count="6" meta:paragraph-count="49" meta:word-count="925" meta:character-count="6527" meta:non-whitespace-character-count="55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d476e392-f846-31ac-8698-cd57b3ea4bfd</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